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333333" draw:marker-start-width="0.509cm" draw:marker-end-width="0.509cm" draw:fill="none" draw:textarea-horizontal-align="justify" draw:textarea-vertical-align="middle" draw:auto-grow-height="false" fo:min-height="4.144cm" fo:min-width="6.206cm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Fira Sans Book" fo:font-size="24pt" fo:font-weight="350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Fira Sans Book" fo:font-size="24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1" draw:id="id1" draw:layer="layout" svg:width="6.808cm" svg:height="4.496cm" svg:x="2.931cm" svg:y="0.958cm">
            <text:p text:style-name="P1"><text:span text:style-name="T1">Dela</text:span><text:span text:style-name="T1">y-n</text:span></text:p>
            <draw:enhanced-geometry svg:viewBox="0 0 21600 21600" draw:type="rectangle" draw:enhanced-path="M 0 0 L 21600 0 21600 21600 0 21600 0 0 Z N"/>
          </draw:custom-shape>
          <draw:connector draw:style-name="gr2" draw:text-style-name="P3" draw:layer="layout" draw:type="line" svg:x1="0.352cm" svg:y1="3.189cm" svg:x2="2.931cm" svg:y2="3.206cm" draw:end-shape="id1" svg:d="M352 3189l2579 17" svg:viewBox="0 0 2580 18">
            <text:p/>
          </draw:connector>
          <draw:connector draw:style-name="gr2" draw:text-style-name="P3" draw:layer="layout" draw:type="line" svg:x1="9.739cm" svg:y1="3.206cm" svg:x2="12.331cm" svg:y2="3.213cm" draw:start-shape="id1" draw:start-glue-point="1" svg:d="M9739 3206l2592 7" svg:viewBox="0 0 2593 8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8T14:53:52.741447793</meta:creation-date>
    <dc:date>2019-01-18T14:56:54.782517069</dc:date>
    <meta:editing-duration>PT3M3S</meta:editing-duration>
    <meta:editing-cycles>1</meta:editing-cycles>
    <meta:document-statistic meta:object-count="4"/>
    <meta:generator>LibreOffice/5.1.6.2$Linux_X86_64 LibreOffice_project/10m0$Build-2</meta:generator>
  </office:meta>
</office:document-meta>
</file>